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Discussione sulle cardinalità delle relazioni</text:h>
      <text:p text:style-name="Text_20_body"/>
      <text:list xml:id="list2176313577" text:style-name="L1">
        <text:list-item>
          <text:p text:style-name="P1">APPARTENENZA</text:p>
          <text:p text:style-name="P1">Sala (0,N) : una sala può non appartenere ad alcuna sezione (se, ad esempio, la classificazione delle sezioni è fatta sulla base degli oggetti contenuti nella sala: una sala senza oggetti non appartiene a nessuna sezione) oppure appartenere ad una o più sezioni (le sale infatti possono essere condivise fra le sezioni: si pensi ad esempio alle sezioni “pittura italiana” e “pittura spagnola”; una sala può contenere dipinti italiani e spagnoli e appartenere ad entrambe le sezioni.</text:p>
          <text:p text:style-name="P1">Sezione (1,N) : se esiste, una sezione deve contenere almeno una sala: concettualmente, una sezione costituisce un raggruppamento di sale accomunate da un certo criterio (“sezione preistoria” oppure “sezione italiana”) e non ha senso parlare di sezioni vuote, senza nemmeno una sala.</text:p>
        </text:list-item>
        <text:list-item>
          <text:p text:style-name="P1">COLLOCAZIONE</text:p>
          <text:p text:style-name="P1">Oggetto (1,1) : chiaramente, un oggetto è contenuto in una e una sola sala.</text:p>
          <text:p text:style-name="P1">SalaCollezione (1,N) : una SalaCollezione è una sala che contiene un oggetto della collezione, quindi per la sua stessa definizione conterrà almeno un oggetto.</text:p>
        </text:list-item>
        <text:list-item>
          <text:p text:style-name="P1">RITROVAMENTO</text:p>
          <text:p text:style-name="P1">RepertoArcheologico (1,1) : un reperto archeologico viene ritrovato in uno e un solo scavo.</text:p>
          <text:p text:style-name="P1">Scavo (0,N) : in uno scavo possono essere ritrovati un numero arbitrario di oggetti, anche nessuno (se lo scavo è appena iniziato oppure se la zona non contiene reperti.</text:p>
        </text:list-item>
        <text:list-item>
          <text:p text:style-name="P1">REALIZZAZIONE</text:p>
          <text:p text:style-name="P1">OperaArte (1,1) : un'opera d'arte è realizzata, nella maggior parte dei casi, da uno e un solo autore; nei casi in cui più autori partecipano alla realizzazione dell'opera, o esiste un autore principale a cui poi viene attribuita l'intera opera oppure si tratta di qualche scuola che poi figurerà come unico autore; per questo si è ritenuto ragionevole attribuire cardinalità (1,1).</text:p>
          <text:p text:style-name="P1">Autore (0,N) : un autore può realizzare un numero arbitrario di opere, anche nessuna (al limite nessuna contenuta nel museo.</text:p>
        </text:list-item>
        <text:list-item>
          <text:p text:style-name="P1">ADERIMENTO</text:p>
          <text:p text:style-name="P1">Artista (0,N) : un artista può aderire, nella sua vita, ad un numero arbitrario di movimenti artistici, anche nessuno.</text:p>
          <text:p text:style-name="P1">MovimentoArtistico (0,N) : un movimento artistico, per definizione stessa del termine, coinvolge un gruppo di artisti che, per quanto ristretto, non può mai essere vuoto (altrimenti il movimento non esisterebbe nemmeno). Perciò qualunque movimento comprende almeno un artista. Ma nella nostra base di dati siamo interessati anche a movimenti di cui non conosciamo gli artisti aderenti oppure a cui hanno aderito artisti di scarso interesse che non includiamo nel sistema informativo.</text:p>
        </text:list-item>
      </text:list>
      <text:p text:style-name="Text_20_body"/>
      <text:p text:style-name="Text_20_body"/>
      <text:list xml:id="list2097462438" text:continue-numbering="true" text:style-name="L1">
        <text:list-item>
          <text:p text:style-name="P1"><text:soft-page-break/>PERMANENTE_RESTAURO</text:p>
          <text:p text:style-name="P1">OggettoPermanente (0,N) : un oggetto della collezione permanente può essere restaurato un numero arbitrario di volte, anche nessuna.</text:p>
          <text:p text:style-name="P1">Restauro (1,1) : un restauro è relativo ad uno e un solo oggetto della collezione permanente.</text:p>
        </text:list-item>
        <text:list-item>
          <text:p text:style-name="P1">LOCAZIONE_RESTAURO</text:p>
          <text:p text:style-name="P1">Restauro (1,1) : un restauro ha luogo in uno e un solo centro restauro.</text:p>
          <text:p text:style-name="P1">CentroRestauro (0,N) : un centro restauro può restaurare un numero arbitrario di oggetti, anche nessuno.</text:p>
        </text:list-item>
        <text:list-item>
          <text:p text:style-name="P1">PRESTITO_RICEVUTO</text:p>
          <text:p text:style-name="P1">OggettoTemporaneo (1,1) : un oggetto della collezione temporanea non può che essere relativo ad uno e un solo prestito, al termine del quale l'oggetto non fa più parte della collezione del museo e viene quindi rimosso dal sistema informativo.</text:p>
          <text:p text:style-name="P1">Prestito (1,1) : un prestito è relativo ad uno e un solo oggetto.</text:p>
        </text:list-item>
        <text:list-item>
          <text:p text:style-name="P1">PRESTITO_EFFETTUATO</text:p>
          <text:p text:style-name="P1">OggettoPermanente (0,N) : un oggetto permanente può essere prestato un numero arbitrario di volte, anche nessuna.</text:p>
          <text:p text:style-name="P1">Prestito (1,1) : un prestito è relativo ad uno e un solo oggetto.</text:p>
        </text:list-item>
        <text:list-item>
          <text:p text:style-name="P1">ENTE_PRESTITO</text:p>
          <text:p text:style-name="P1">Prestito (1,1) : il prestito di un oggetto coinvolge uno ed un solo ente o museo.</text:p>
          <text:p text:style-name="P1">Museo/Ente (0,N) : un museo o ente può ricevere in prestito o prestare un numero arbitrario di oggetti, anche nessun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gi </meta:initial-creator>
    <meta:creation-date>2011-11-19T14:10:26</meta:creation-date>
    <meta:document-statistic meta:table-count="0" meta:image-count="0" meta:object-count="0" meta:page-count="2" meta:paragraph-count="31" meta:word-count="596" meta:character-count="3670" meta:non-whitespace-character-count="3135"/>
    <dc:date>2011-11-19T16:04:03</dc:date>
    <dc:creator>luigi </dc:creator>
    <meta:editing-duration>PT1H7M34S</meta:editing-duration>
    <meta:editing-cycles>1</meta:editing-cycles>
    <meta:generator>LibreOffice/3.4$Linux LibreOffice_project/340m1$Build-302</meta:generator>
  </office:meta>
</office:document-meta>
</file>